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6.659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Price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Наименование</text:p>
          </table:table-cell>
          <table:table-cell office:value-type="string">
            <text:p>Цена за шт</text:p>
          </table:table-cell>
          <table:table-cell office:value-type="string">
            <text:p>Количество</text:p>
          </table:table-cell>
          <table:table-cell office:value-type="string">
            <text:p>Стоимость</text:p>
          </table:table-cell>
          <table:table-cell office:value-type="string">
            <text:p>Курс доллара (доллар/руб)</text:p>
          </table:table-cell>
          <table:table-cell office:value-type="string">
            <text:p>Курс евро (евро/руб)</text:p>
          </table:table-cell>
        </table:table-row>
        <table:table-row table:style-name="ro1">
          <table:table-cell office:value-type="string">
            <text:p>Плата управления клапанами</text:p>
          </table:table-cell>
          <table:table-cell office:value-type="float" office:value="1300">
            <text:p>1300</text:p>
          </table:table-cell>
          <table:table-cell office:value-type="float" office:value="6">
            <text:p>6</text:p>
          </table:table-cell>
          <table:table-cell/>
          <table:table-cell office:value-type="float" office:value="29.54">
            <text:p>29,54</text:p>
          </table:table-cell>
          <table:table-cell office:value-type="float" office:value="39.81">
            <text:p>39,81</text:p>
          </table:table-cell>
        </table:table-row>
        <table:table-row table:style-name="ro1">
          <table:table-cell office:value-type="string">
            <text:p>Плата управления двигателями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Стоимость подготовки к производству</text:p>
          </table:table-cell>
          <table:table-cell/>
        </table:table-row>
        <table:table-row table:style-name="ro1">
          <table:table-cell office:value-type="string">
            <text:p>Плата коммутации пульта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/>
          <table:table-cell office:value-type="float" office:value="3500">
            <text:p>3500</text:p>
          </table:table-cell>
          <table:table-cell/>
        </table:table-row>
        <table:table-row table:style-name="ro1">
          <table:table-cell office:value-type="string">
            <text:p>Плата управления пульта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Плата джойстика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Плата коммутации бортовая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 100Ohm</text:p>
          </table:table-cell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 10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 100n</text:p>
          </table:table-cell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R 10k</text:p>
          </table:table-cell>
          <table:table-cell office:value-type="string">
            <text:p>0.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C 10u</text:p>
          </table:table-cell>
          <table:table-cell office:value-type="string">
            <text:p>0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R 12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 18p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 1.5k</text:p>
          </table:table-cell>
          <table:table-cell office:value-type="string">
            <text:p>0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C 1m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ode 1N5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 1.5Ohm</text:p>
          </table:table-cell>
          <table:table-cell office:value-type="string">
            <text:p>0.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C 2.2n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 2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22Ohm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 220n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3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50Ohm</text:p>
          </table:table-cell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 500Ohm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74HC164</text:p>
          </table:table-cell>
          <table:table-cell office:value-type="float" office:value="1.7">
            <text:p>1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74HC165</text:p>
          </table:table-cell>
          <table:table-cell office:value-type="float" office:value="1.63">
            <text:p>1,6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 8.2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sonator 8MH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-Sub 37-p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-Sub 9-pin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ductance 50u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RLML2502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L293D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LED 5mm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ini-USB-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CP3063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TM32F102C8T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 100Ohm</text:p>
          </table:table-cell>
          <table:table-cell office:value-type="string">
            <text:p>0.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R 10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 100n</text:p>
          </table:table-cell>
          <table:table-cell office:value-type="string">
            <text:p>0.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 10k</text:p>
          </table:table-cell>
          <table:table-cell office:value-type="string">
            <text:p>0.5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C 10u</text:p>
          </table:table-cell>
          <table:table-cell office:value-type="string">
            <text:p>0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R 12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15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 18p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 1k</text:p>
          </table:table-cell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R 1.5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 1m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1N5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 1.5Ohm</text:p>
          </table:table-cell>
          <table:table-cell office:value-type="string">
            <text:p>0.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C 2.2n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 2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22Ohm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 220n</text:p>
          </table:table-cell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 3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 4.7u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50Ohm</text:p>
          </table:table-cell>
          <table:table-cell office:value-type="string">
            <text:p>0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R 500Ohm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C 54u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 81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sonator 8MHz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D53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D86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C847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-Sub 37 p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ndictance 50u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RLML2244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RLML2402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LED 5mm</text:p>
          </table:table-cell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ini-USB-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CP3063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TM32F102C8T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TM3485EBD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654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13.06.2013</text:date>, <text:time>17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a</meta:initial-creator>
    <meta:creation-date>2013-06-13T14:09:00.54</meta:creation-date>
    <dc:date>2013-06-13T17:21:52.18</dc:date>
    <dc:creator>a a</dc:creator>
    <meta:editing-duration>PT03H12M51S</meta:editing-duration>
    <meta:editing-cycles>7</meta:editing-cycles>
    <meta:generator>OpenOffice.org/3.2$Win32 OpenOffice.org_project/320m12$Build-9483</meta:generator>
    <meta:document-statistic meta:table-count="3" meta:cell-count="235" meta:object-count="0"/>
  </office:meta>
</office:document-meta>
</file>